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onsole templates are a great way to provide a customized and permanent view of your important metric data. Often, you may wish to display your data in the form of a graph. Graphs make it easy to gain insight into your data at a glance. Prometheus console templates include a graph library that simplifies the process of displaying basic graphs within your templates. In this lesson, we will discuss the graph library and demonstrate the process of adding a graph to a console template.</text:p>
      <text:h text:style-name="Heading_20_4" text:outline-level="4"><text:bookmark text:name="relevant-documentation"/>Relevant Documentation</text:h>
      <text:list xml:id="list3045120495" text:style-name="L5">
        <text:list-item>
          <text:p text:style-name="P5"><text:a xlink:type="simple" xlink:href="https://prometheus.io/docs/visualization/consoles/#graph-library" text:style-name="Internet_20_link" text:visited-style-name="Visited_20_Internet_20_Link">Graph Library</text:a></text:p>
        </text:list-item>
      </text:list>
      <text:h text:style-name="Heading_20_4" text:outline-level="4"><text:bookmark text:name="lesson-reference"/>Lesson Reference</text:h>
      <text:p text:style-name="Text_20_body">Log in to your Prometheus server and edit your console template file:</text:p>
      <text:p text:style-name="P7"><text:span text:style-name="Source_20_Text">vi /etc/prometheus/consoles/disk-io.html</text:span></text:p>
      <text:p text:style-name="Text_20_body">Add a graph to your console template:</text:p>
      <text:p text:style-name="Preformatted_20_Text"><text:span text:style-name="Source_20_Text">{{template "head" .}}</text:span></text:p>
      <text:p text:style-name="Preformatted_20_Text"><text:span text:style-name="Source_20_Text">{{template "prom_content_head" .}}</text:span></text:p>
      <text:p text:style-name="Preformatted_20_Text"/>
      <text:p text:style-name="Preformatted_20_Text"><text:span text:style-name="Source_20_Text">&lt;h1&gt;Disk IO Rate&lt;/h1&gt;</text:span></text:p>
      <text:p text:style-name="Preformatted_20_Text"><text:span text:style-name="Source_20_Text">&lt;br /&gt;</text:span></text:p>
      <text:p text:style-name="Preformatted_20_Text"><text:span text:style-name="Source_20_Text">Current Disk IO: {{ template "prom_query_drilldown" (args "rate(node_disk_io_time_seconds_total{job='Linux Server'}[5m])") }}</text:span></text:p>
      <text:p text:style-name="Preformatted_20_Text"><text:span text:style-name="Source_20_Text">&lt;br /&gt;</text:span></text:p>
      <text:p text:style-name="Preformatted_20_Text"><text:span text:style-name="Source_20_Text">&lt;br /&gt;</text:span></text:p>
      <text:p text:style-name="Preformatted_20_Text"><text:span text:style-name="Source_20_Text">&lt;div id="diskIoGraph"&gt;&lt;/div&gt;</text:span></text:p>
      <text:p text:style-name="Preformatted_20_Text"><text:span text:style-name="Source_20_Text">&lt;script&gt;</text:span></text:p>
      <text:p text:style-name="Preformatted_20_Text"><text:span text:style-name="Source_20_Text">new PromConsole.Graph({</text:span></text:p>
      <text:p text:style-name="Preformatted_20_Text"><text:span text:style-name="Source_20_Text"><text:s text:c="2"/>node: document.querySelector("#diskIoGraph"),</text:span></text:p>
      <text:p text:style-name="Preformatted_20_Text"><text:span text:style-name="Source_20_Text"><text:s text:c="2"/>expr: "rate(node_disk_io_time_seconds_total{job='Linux Server'}[5m])"</text:span></text:p>
      <text:p text:style-name="Preformatted_20_Text"><text:span text:style-name="Source_20_Text">})</text:span></text:p>
      <text:p text:style-name="Preformatted_20_Text"><text:span text:style-name="Source_20_Text">&lt;/script&gt;</text:span></text:p>
      <text:p text:style-name="Preformatted_20_Text"/>
      <text:p text:style-name="Preformatted_20_Text"><text:span text:style-name="Source_20_Text">{{template "prom_content_tail" .}}</text:span></text:p>
      <text:p text:style-name="P7"><text:span text:style-name="Source_20_Text">{{template "tail"}}</text:span></text:p>
      <text:p text:style-name="Text_20_body">View your console template in a web browser:</text:p>
      <text:p text:style-name="P7"><text:span text:style-name="Source_20_Text">http://&lt;PROMETHEUS_SERVER_PUBLIC_IP&gt;:9090/consoles/disk-io.html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48:55.144089229</meta:creation-date>
    <dc:date>2020-08-13T22:03:24.341923618</dc:date>
    <meta:editing-duration>P1DT14M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63" meta:character-count="1251" meta:non-whitespace-character-count="1110"/>
  </office:meta>
</office:document-meta>
</file>